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veMethod.MoveMethod( String uri , String destinationUri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veMethod.isSuccess( int status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